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25_11-26-26_000.jpg</text:p>
          </table:table-cell>
          <table:table-cell table:style-name="ce17" office:value-type="string">
            <text:p>:m RES ## / free# JVEMV6 70#_51 / 70. CO2 / w=Co-Fallung;praekusoren-componenten;alterungs-zeit;malchit,topic=~,other=~,think~,doc=r-15-3-2#4</text:p>
          </table:table-cell>
          <table:table-cell table:style-name="ce4"/>
          <table:table-cell table:style-name="ce4"/>
          <table:table-cell table:style-name="ce4" office:value-type="string">
            <text:p>N-35-35-28.326416 E-139-34-49.105224</text:p>
          </table:table-cell>
          <table:table-cell table:style-name="ce38" table:formula="of:=IF([.E2]=&quot;&quot;;[.C2];CONCATENATE([.C2];&quot; / &quot;;[.E2]))" office:value-type="string" office:string-value=":m RES ## / free# JVEMV6 70#_51 / 70. CO2 / w=Co-Fallung;praekusoren-componenten;alterungs-zeit;malchit,topic=~,other=~,think~,doc=r-15-3-2#4">
            <text:p>:m RES ## / free# JVEMV6 70#_51 / 70. CO2 / w=Co-Fallung;praekusoren-componenten;alterungs-zeit;malchit,topic=~,other=~,think~,doc=r-15-3-2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25_13-45-14_000.jpg</text:p>
          </table:table-cell>
          <table:table-cell table:style-name="ce17" office:value-type="string">
            <text:p>:m RES ## / free# JVEMV6 72#2_1 / 72. read / 2. 習近平思想 / w=中国特色社会主義,topic=~,other=~,think~,doc=d~2-1#1</text:p>
          </table:table-cell>
          <table:table-cell table:style-name="ce4"/>
          <table:table-cell table:style-name="ce4"/>
          <table:table-cell table:style-name="ce4" office:value-type="string">
            <text:p>N-35-35-28.422546 E-139-34-49.379882</text:p>
          </table:table-cell>
          <table:table-cell table:style-name="ce38" table:formula="of:=IF([.E3]=&quot;&quot;;[.C3];CONCATENATE([.C3];&quot; / &quot;;[.E3]))" office:value-type="string" office:string-value=":m RES ## / free# JVEMV6 72#2_1 / 72. read / 2. 習近平思想 / w=中国特色社会主義,topic=~,other=~,think~,doc=d~2-1#1">
            <text:p>:m RES ## / free# JVEMV6 72#2_1 / 72. read / 2. 習近平思想 / w=中国特色社会主義,topic=~,other=~,think~,doc=d~2-1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25_14-01-24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04943 E-139-34-48.940429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25_16-36-16_000.jpg</text:p>
          </table:table-cell>
          <table:table-cell table:style-name="ce8" office:value-type="string">
            <text:p>:m RES 1-2*3 / free# JVEMV6 73#_15 / 73. ai / w=entropy;gain,topic=,other=~,think~,doc=d-13-4#3</text:p>
          </table:table-cell>
          <table:table-cell table:style-name="ce17"/>
          <table:table-cell table:style-name="ce4"/>
          <table:table-cell table:style-name="ce4" office:value-type="string">
            <text:p>N-35-35-28.49121 E-139-34-49.434814</text:p>
          </table:table-cell>
          <table:table-cell table:style-name="ce38" table:formula="of:=IF([.E5]=&quot;&quot;;[.C5];CONCATENATE([.C5];&quot; / &quot;;[.E5]))" office:value-type="string" office:string-value=":m RES 1-2*3 / free# JVEMV6 73#_15 / 73. ai / w=entropy;gain,topic=,other=~,think~,doc=d-13-4#3">
            <text:p>:m RES 1-2*3 / free# JVEMV6 73#_15 / 73. ai / w=entropy;gain,topic=,other=~,think~,doc=d-13-4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25_16-36-44_000.jpg</text:p>
          </table:table-cell>
          <table:table-cell table:style-name="ce8" office:value-type="string">
            <text:p>:m RES 3*3 / free# JVEMV6 73#_15 / 73. ai / w=~,topic=,other=~,think~,doc=d-13-4#3</text:p>
          </table:table-cell>
          <table:table-cell table:style-name="ce19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8" table:formula="of:=IF([.E6]=&quot;&quot;;[.C6];CONCATENATE([.C6];&quot; / &quot;;[.E6]))" office:value-type="string" office:string-value=":m RES 3*3 / free# JVEMV6 73#_15 / 73. ai / w=~,topic=,other=~,think~,doc=d-13-4#3">
            <text:p>:m RES 3*3 / free# JVEMV6 73#_15 / 73. ai / w=~,topic=,other=~,think~,doc=d-13-4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25_19-28-46_000.jpg</text:p>
          </table:table-cell>
          <table:table-cell table:style-name="ce18" office:value-type="string">
            <text:p>:m :篠笛,shinobue #*# / session-memo / s.1:todays-melody,genr=~,for=~,key=~,tempo=70,R=3,i.f.=~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7]=&quot;&quot;;[.C7];CONCATENATE([.C7];&quot; / &quot;;[.E7]))" office:value-type="string" office:string-value=":m :篠笛,shinobue #*# / session-memo / s.1:todays-melody,genr=~,for=~,key=~,tempo=70,R=3,i.f.=~">
            <text:p>:m :篠笛,shinobue #*# / session-memo / s.1:todays-melody,genr=~,for=~,key=~,tempo=70,R=3,i.f.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25_21-04-51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312683 E-139-34-49.215087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26_02-12-28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8.559875 E-139-34-48.885498</text:p>
          </table:table-cell>
          <table:table-cell table:style-name="ce38"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26_02-12-41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59875 E-139-34-48.885498</text:p>
          </table:table-cell>
          <table:table-cell table:style-name="ce38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26_08-05-00_000.jpg</text:p>
          </table:table-cell>
          <table:table-cell table:style-name="ce20" office:value-type="string">
            <text:p>:m :th / topic=存在論 / content=「面白くて仕方ない」ではない；「知りたくてしょうがない」</text:p>
          </table:table-cell>
          <table:table-cell table:style-name="ce17"/>
          <table:table-cell table:style-name="ce4"/>
          <table:table-cell table:style-name="ce4" office:value-type="string">
            <text:p>N-35-35-28.49121 E-139-34-49.215087</text:p>
          </table:table-cell>
          <table:table-cell table:style-name="ce38" table:formula="of:=IF([.E11]=&quot;&quot;;[.C11];CONCATENATE([.C11];&quot; / &quot;;[.E11]))" office:value-type="string" office:string-value=":m :th / topic=存在論 / content=「面白くて仕方ない」ではない；「知りたくてしょうがない」">
            <text:p>:m :th / topic=存在論 / content=「面白くて仕方ない」ではない；「知りたくてしょうがない」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4" office:value-type="string">
            <text:p>2021-04-26_08-05-17_000.jpg</text:p>
          </table:table-cell>
          <table:table-cell table:style-name="ce8" office:value-type="string">
            <text:p>:m 記録 / お酒：飲んだ量</text:p>
          </table:table-cell>
          <table:table-cell table:style-name="ce19"/>
          <table:table-cell table:style-name="ce4"/>
          <table:table-cell table:style-name="ce4" office:value-type="string">
            <text:p>N-35-35-28.49121 E-139-34-49.215087</text:p>
          </table:table-cell>
          <table:table-cell table:style-name="ce38" table:formula="of:=IF([.E12]=&quot;&quot;;[.C12];CONCATENATE([.C12];&quot; / &quot;;[.E12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25_18-19-47_000.mp4</text:p>
          </table:table-cell>
          <table:table-cell table:style-name="ce8" office:value-type="string">
            <text:p>:VIDEO / @自室 / 記録 / jap.flute / 演奏、play / f-2021-0425-1 / R=1,for=mouth-shape:oct-1:h-1~7</text:p>
          </table:table-cell>
          <table:table-cell table:style-name="ce29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VIDEO / @自室 / 記録 / jap.flute / 演奏、play / f-2021-0425-1 / R=1,for=mouth-shape:oct-1:h-1~7">
            <text:p>:VIDEO / @自室 / 記録 / jap.flute / 演奏、play / f-2021-0425-1 / R=1,for=mouth-shape:oct-1:h-1~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25_18-47-58_000.mp4</text:p>
          </table:table-cell>
          <table:table-cell table:style-name="ce8" office:value-type="string">
            <text:p>:VIDEO / @自室 / 記録 / jap.flute / 演奏、play / f-2021-0425-2 / R=2,for=mouth-shape:oct-1--&gt;2;muscle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VIDEO / @自室 / 記録 / jap.flute / 演奏、play / f-2021-0425-2 / R=2,for=mouth-shape:oct-1--&gt;2;muscle">
            <text:p>:VIDEO / @自室 / 記録 / jap.flute / 演奏、play / f-2021-0425-2 / R=2,for=mouth-shape:oct-1--&gt;2;muscle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25_18-59-34_000.mp4</text:p>
          </table:table-cell>
          <table:table-cell table:style-name="ce8" office:value-type="string">
            <text:p>:VIDEO / @自室 / 記録 / jap.flute / 演奏、play / f-2021-0425-3 / R=3</text:p>
          </table:table-cell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VIDEO / @自室 / 記録 / jap.flute / 演奏、play / f-2021-0425-3 / R=3">
            <text:p>:VIDEO / @自室 / 記録 / jap.flute / 演奏、play / f-2021-0425-3 / R=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25_22-37-30_000.mid</text:p>
          </table:table-cell>
          <table:table-cell table:style-name="ce8" office:value-type="string">
            <text:p>:in-mid / app=perfect-piano / 演奏、play / id-2021-0425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in-mid / app=perfect-piano / 演奏、play / id-2021-0425-1 / category=melody,inst=~,for=~,genre=~">
            <text:p>:in-mid / app=perfect-piano / 演奏、play / id-2021-0425-1 / category=melody,inst=~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26_08-10-04_000.mid</text:p>
          </table:table-cell>
          <table:table-cell table:style-name="ce8" office:value-type="string">
            <text:p>:in-mid / app=perfect-piano / 演奏、play / id-2021-0426-1 / category=melody,inst=~,for=~,genre=~</text:p>
          </table:table-cell>
          <table:table-cell table:style-name="ce29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in-mid / app=perfect-piano / 演奏、play / id-2021-0426-1 / category=melody,inst=~,for=~,genre=~">
            <text:p>:in-mid / app=perfect-piano / 演奏、play / id-2021-0426-1 / category=melody,inst=~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6">2021/04/26</text:date>, <text:time>09:14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26T09:14:30.83</dc:date>
    <dc:creator>iwabuchi ken</dc:creator>
    <meta:editing-duration>P32DT22H21M12S</meta:editing-duration>
    <meta:editing-cycles>12247</meta:editing-cycles>
    <meta:document-statistic meta:table-count="1" meta:cell-count="362" meta:object-count="0"/>
  </office:meta>
</office:document-meta>
</file>